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P7" style:family="paragraph" style:parent-style-name="Text_20_body">
      <style:text-properties officeooo:rsid="000c4d51" officeooo:paragraph-rsid="00160262"/>
    </style:style>
    <style:style style:name="T1" style:family="text">
      <style:text-properties officeooo:rsid="000f3e82"/>
    </style:style>
    <style:style style:name="T2" style:family="text">
      <style:text-properties officeooo:rsid="0014347f"/>
    </style:style>
    <style:style style:name="T3" style:family="text">
      <style:text-properties officeooo:rsid="00143f31"/>
    </style:style>
    <style:style style:name="T4" style:family="text">
      <style:text-properties officeooo:rsid="0014feb2"/>
    </style:style>
    <style:style style:name="T5" style:family="text">
      <style:text-properties officeooo:rsid="0012bd0e"/>
    </style:style>
    <style:style style:name="T6" style:family="text">
      <style:text-properties officeooo:rsid="001280bd"/>
    </style:style>
    <style:style style:name="T7" style:family="text">
      <style:text-properties officeooo:rsid="0010aad0"/>
    </style:style>
    <style:style style:name="T8" style:family="text">
      <style:text-properties officeooo:rsid="00160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</text:span><text:span text:style-name="T2">utenti che hanno completato il loro ciclo scolastic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4">Sara deve inviare notifica di mancato pagamento dell'ultima rata ad alcuni utenti e </text:span><text:span text:style-name="T1">necessita di visualizzare l'elenco de</text:span><text:span text:style-name="T3">gli utenti che hanno portato a termine il loro ciclo scolastico.</text:span></text:p>
            <text:p text:style-name="P7">2. <text:span text:style-name="T1">Sara accede ad @sil</text:span><text:span text:style-name="T6">o </text:span><text:span text:style-name="T1">digitando </text:span><text:span text:style-name="T7">“</text:span><text:span text:style-name="T6">SaraX” come nome utente e “xyz123” come password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</text:span><text:span text:style-name="T8">relativa agli utenti</text:span><text:span text:style-name="T1"> e sceglie di visualizzare l'elenco dei candidati </text:span><text:span text:style-name="T3">che hanno completato il loro ciclo scolastico</text:span><text:span text:style-name="T1">.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9S</meta:editing-duration>
    <meta:editing-cycles>6</meta:editing-cycles>
    <meta:generator>LibreOffice/3.6$MacOSX_x86 LibreOffice_project/da8c1e6-fd468f4-454e206-f42a4a9-143cfd</meta:generator>
    <dc:date>2012-10-18T11:45:09</dc:date>
    <meta:document-statistic meta:table-count="1" meta:image-count="0" meta:object-count="0" meta:page-count="1" meta:paragraph-count="11" meta:word-count="126" meta:character-count="851" meta:non-whitespace-character-count="735"/>
  </office:meta>
</office:document-meta>
</file>